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12240d" officeooo:paragraph-rsid="001224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officeooo:rsid="0012240d" officeooo:paragraph-rsid="0012240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2a185" officeooo:paragraph-rsid="0012a18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13a943" officeooo:paragraph-rsid="0013a94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12240d" officeooo:paragraph-rsid="001224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12a185" officeooo:paragraph-rsid="0012a185" style:font-size-asian="10.5pt" style:font-size-complex="12pt"/>
    </style:style>
    <style:style style:name="T1" style:family="text">
      <style:text-properties officeooo:rsid="0012a185"/>
    </style:style>
    <style:style style:name="T2" style:family="text">
      <style:text-properties officeooo:rsid="0013a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on report</text:p>
      <text:p text:style-name="P1"/>
      <text:p text:style-name="P5">Sprint 1 <text:span text:style-name="T1">team </text:span>velocity:</text:p>
      <text:p text:style-name="P2"/>
      <text:p text:style-name="P2">47 story points <text:span text:style-name="T2">over average of</text:span> 16 effective hours= 3 story points per hour</text:p>
      <text:p text:style-name="P5"/>
      <text:p text:style-name="P5"/>
      <text:p text:style-name="P5"/>
      <text:p text:style-name="P5"/>
      <text:p text:style-name="P5"/>
      <text:p text:style-name="P5">Sprint 2 <text:span text:style-name="T1">team </text:span>velocity:</text:p>
      <text:p text:style-name="P5"/>
      <text:p text:style-name="P2">60 story points over <text:span text:style-name="T2">average of</text:span> effective hours<text:span text:style-name="T2">~</text:span> <text:span text:style-name="T1">4 story points per hour</text:span></text:p>
      <text:p text:style-name="P5"/>
      <text:p text:style-name="P5"/>
      <text:p text:style-name="P5"/>
      <text:p text:style-name="P5"/>
      <text:p text:style-name="P3">I=4/3=1.333333</text:p>
      <text:p text:style-name="P5"/>
      <text:p text:style-name="P5"/>
      <text:p text:style-name="P5"/>
      <text:p text:style-name="P5"/>
      <text:p text:style-name="P5">Sprint 4 <text:span text:style-name="T1">team </text:span>velocity</text:p>
      <text:p text:style-name="P6"/>
      <text:p text:style-name="P3">25 story points over <text:span text:style-name="T2">average of </text:span>18 effective hours<text:span text:style-name="T2">~</text:span> 1.5 story points per hour</text:p>
      <text:p text:style-name="P3"/>
      <text:p text:style-name="P3"/>
      <text:p text:style-name="P4">1.5*(4/3)~2 story points per hou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57:59.793663364</meta:creation-date>
    <dc:date>2019-04-10T12:38:10.468458333</dc:date>
    <meta:editing-duration>PT29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1" meta:character-count="356" meta:non-whitespace-character-count="304"/>
  </office:meta>
</office:document-meta>
</file>